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0A0000006D56EAC1D4BE1400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eorgia1" svg:font-family="Georgia"/>
    <style:font-face style:name="ヒラギノ角ゴ Pro W3" svg:font-family="'ヒラギノ角ゴ Pro W3'" style:font-family-generic="roman"/>
    <style:font-face style:name="Helvetica1" svg:font-family="Helvetic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Kopf-_20_und_20_Fusszeilen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Text_20_body">
      <style:text-properties officeooo:rsid="001a8ae7" officeooo:paragraph-rsid="001a8ae7"/>
    </style:style>
    <style:style style:name="P3" style:family="paragraph" style:parent-style-name="Text_20_body">
      <style:text-properties officeooo:paragraph-rsid="00228dd5"/>
    </style:style>
    <style:style style:name="P4" style:family="paragraph" style:parent-style-name="Form_20_Content">
      <style:text-properties officeooo:rsid="00208508" officeooo:paragraph-rsid="00208508"/>
    </style:style>
    <style:style style:name="P5" style:family="paragraph" style:parent-style-name="Form_20_Content">
      <style:paragraph-properties>
        <style:tab-stops>
          <style:tab-stop style:position="1.3398in"/>
        </style:tab-stops>
      </style:paragraph-properties>
    </style:style>
    <style:style style:name="P6" style:family="paragraph" style:parent-style-name="Form_20_Content">
      <style:text-properties officeooo:rsid="00225169" officeooo:paragraph-rsid="00225169"/>
    </style:style>
    <style:style style:name="P7" style:family="paragraph" style:parent-style-name="Form_20_Item">
      <style:text-properties officeooo:rsid="001b21ff" officeooo:paragraph-rsid="001b21ff"/>
    </style:style>
    <style:style style:name="P8" style:family="paragraph" style:parent-style-name="Form_20_Item">
      <style:text-properties officeooo:paragraph-rsid="001b21ff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5121"/>
    </style:style>
    <style:style style:name="T2" style:family="text">
      <style:text-properties officeooo:rsid="001a8ae7"/>
    </style:style>
    <style:style style:name="T3" style:family="text">
      <style:text-properties officeooo:rsid="001b1239"/>
    </style:style>
    <style:style style:name="T4" style:family="text">
      <style:text-properties style:font-name="Georgia1" fo:font-size="12pt"/>
    </style:style>
    <style:style style:name="T5" style:family="text">
      <style:text-properties style:font-name="Georgia1" fo:font-size="12pt" officeooo:rsid="001b1239"/>
    </style:style>
    <style:style style:name="T6" style:family="text">
      <style:text-properties officeooo:rsid="001b21ff"/>
    </style:style>
    <style:style style:name="T7" style:family="text">
      <style:text-properties officeooo:rsid="001cfe6a"/>
    </style:style>
    <style:style style:name="T8" style:family="text">
      <style:text-properties officeooo:rsid="001fdd0c"/>
    </style:style>
    <style:style style:name="T9" style:family="text">
      <style:text-properties officeooo:rsid="001ff6f3"/>
    </style:style>
    <style:style style:name="T10" style:family="text">
      <style:text-properties officeooo:rsid="00228dd5"/>
    </style:style>
    <style:style style:name="T11" style:family="text">
      <style:text-properties style:use-window-font-color="true" loext:opacity="0%" style:font-name="Georgia" fo:font-size="12pt" fo:language="en" fo:country="US" officeooo:rsid="00228dd5" style:font-name-asian="Times New Roman" style:font-size-asian="12pt" style:font-name-complex="Times New Roman" style:font-size-complex="12pt" style:language-complex="ar" style:country-complex="SA"/>
    </style: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pplication for Membership / NBO Status</text:h>
      <text:p text:style-name="P3">According to the <text:a xlink:type="simple" xlink:href="http://bebras.org/sites/default/files/BebrasStatutes_rc3.pdf" text:style-name="Internet_20_link" text:visited-style-name="Visited_20_Internet_20_Link"><text:span text:style-name="T7">S</text:span></text:a><text:a xlink:type="simple" xlink:href="http://bebras.org/sites/default/files/BebrasStatutes_rc3.pdf" text:style-name="Internet_20_link" text:visited-style-name="Visited_20_Internet_20_Link">tatutes of the Bebras Community</text:a>, organi<text:span text:style-name="T1">z</text:span>ations may become members of this community <text:span text:style-name="T1">(statute S6)</text:span>. Member organizations are referred to as “National Bebras Organizer” <text:span text:style-name="T1">(short: NBO; S7)</text:span>. <text:span text:style-name="T1">An NBO represents a country within the Bebras Community; there may be only one NBO per country (S7). </text:span><text:span text:style-name="T10">There are two states of membership: provisional and full. After having been accepted as a new member, an organization will be a provisional NBO (S13).</text:span></text:p>
      <text:p text:style-name="Text_20_body">Please <text:span text:style-name="T1">complete </text:span>the following form if your organi<text:span text:style-name="T3">z</text:span>ation <text:span text:style-name="T1">wants to become an NBO. Please return the completed form to </text:span><text:a xlink:type="simple" xlink:href="mailto:mail@bebras.org" text:style-name="Internet_20_link" text:visited-style-name="Visited_20_Internet_20_Link"><text:span text:style-name="T1">mail@bebras.org</text:span></text:a><text:span text:style-name="T1">. </text:span><text:span text:style-name="T10">The membership committee evaluates membership applications once a year, early in November. To be considered in that evaluation, an application must be </text:span><text:span text:style-name="T11">submitted on or before</text:span><text:span text:style-name="T10"> Nov. 1 the same year.</text:span></text:p>
      <text:h text:style-name="Heading_20_2" text:outline-level="2">A. General Information</text:h>
      <text:list xml:id="list228372774" text:style-name="Numbering_20_1">
        <text:list-item>
          <text:p text:style-name="Form_20_Item">Country (full name and, <text:span text:style-name="T1">if applicable, </text:span>short name) <text:span text:style-name="T1">that the organization mentioned below is to represent within the Bebras Community</text:span></text:p>
        </text:list-item>
      </text:list>
      <text:p text:style-name="P4"/>
      <text:list xml:id="list111507287297033" text:continue-numbering="true" text:style-name="Numbering_20_1">
        <text:list-item>
          <text:p text:style-name="Form_20_Item">Name of the organi<text:span text:style-name="T1">z</text:span>ation <text:span text:style-name="T1">that applies to become the NBO for the country mentioned above</text:span></text:p>
        </text:list-item>
      </text:list>
      <text:p text:style-name="Form_20_Content"/>
      <text:list xml:id="list111507288163641" text:continue-numbering="true" text:style-name="Numbering_20_1">
        <text:list-item>
          <text:p text:style-name="Form_20_Item"><text:span text:style-name="T2">Executive r</text:span>epresentative of th<text:span text:style-name="T2">is</text:span> organi<text:span text:style-name="T2">z</text:span>ation (name, <text:span text:style-name="T2">position, e-mail address</text:span>) <text:span text:style-name="T2">and supporter of this application</text:span></text:p>
        </text:list-item>
      </text:list>
      <text:p text:style-name="Form_20_Content"/>
      <text:list xml:id="list111508354514098" text:continue-numbering="true" text:style-name="Numbering_20_1">
        <text:list-item>
          <text:p text:style-name="Form_20_Item">URL of the organi<text:span text:style-name="T2">z</text:span>atio<text:span text:style-name="T2">n's website</text:span></text:p>
        </text:list-item>
      </text:list>
      <text:p text:style-name="Form_20_Content"/>
      <text:list xml:id="list111506688609884" text:continue-numbering="true" text:style-name="Numbering_20_1">
        <text:list-item>
          <text:p text:style-name="Form_20_Item">E-Mail <text:span text:style-name="T2">a</text:span>ddress, <text:span text:style-name="T2">phone number, and postal address </text:span>of the organi<text:span text:style-name="T2">z</text:span>ation</text:p>
        </text:list-item>
      </text:list>
      <text:p text:style-name="P5">E-mail:<text:tab/></text:p>
      <text:p text:style-name="P5">Phone:<text:tab/></text:p>
      <text:p text:style-name="P5">Postal addr.:<text:tab/></text:p>
      <text:h text:style-name="Heading_20_2" text:outline-level="2">B. Permanent Contact</text:h>
      <text:list xml:id="list111506309629687" text:continue-numbering="true" text:style-name="Numbering_20_1">
        <text:list-item>
          <text:p text:style-name="Form_20_Item">Name of contact person for permanent liaisons with the Bebras Community (S9.5)</text:p>
        </text:list-item>
      </text:list>
      <text:p text:style-name="Form_20_Content"/>
      <text:list xml:id="list111508237018210" text:continue-numbering="true" text:style-name="Numbering_20_1">
        <text:list-item>
          <text:p text:style-name="Form_20_Item">E-Mail <text:span text:style-name="T2">address and phone number of contact person</text:span></text:p>
        </text:list-item>
      </text:list>
      <text:p text:style-name="Form_20_Content"/>
      <text:list xml:id="list111507964238969" text:continue-numbering="true" text:style-name="Numbering_20_1">
        <text:list-item>
          <text:p text:style-name="Form_20_Item">Contact person's position in the organization / relationship to the organization</text:p>
        </text:list-item>
      </text:list>
      <text:p text:style-name="Form_20_Content"/>
      <text:list xml:id="list111508020975061" text:continue-numbering="true" text:style-name="Numbering_20_1">
        <text:list-item>
          <text:p text:style-name="P7"><text:soft-page-break/>Organization's representative to the IBC in between Bebras Workshops (name and e-mail address; if not the same as the contact person mentioned above). (S18)</text:p>
        </text:list-item>
      </text:list>
      <text:p text:style-name="Form_20_Content"/>
      <text:list xml:id="list111507557778842" text:continue-numbering="true" text:style-name="Numbering_20_1">
        <text:list-item>
          <text:p text:style-name="Form_20_Item">URL of the website the organization <text:span text:style-name="T6">will</text:span> use for <text:span text:style-name="T3">communicating</text:span> its Bebras activities <text:span text:style-name="T3">(S9.4)</text:span></text:p>
        </text:list-item>
      </text:list>
      <text:p text:style-name="Form_20_Content"/>
      <text:h text:style-name="Heading_20_2" text:outline-level="2">C. <text:span text:style-name="T6">Experience and Capabilities</text:span></text:h>
      <text:list xml:id="list111506568641877" text:continue-numbering="true" text:style-name="Numbering_20_1">
        <text:list-item>
          <text:p text:style-name="Form_20_Item"><text:span text:style-name="T3">Please describe the organization's and its representatives' expertise </text:span><text:span text:style-name="T4">in the area of informatics education, nationally or internationally. </text:span><text:span text:style-name="T5">(S9.1)</text:span></text:p>
        </text:list-item>
      </text:list>
      <text:p text:style-name="P6"/>
      <text:p text:style-name="Form_20_Content"/>
      <text:list xml:id="list111506861896951" text:continue-numbering="true" text:style-name="Numbering_20_1">
        <text:list-item>
          <text:p text:style-name="P8">Please describe the organization's <text:span text:style-name="T6">capability and </text:span>plan <text:span text:style-name="T6">to</text:span> annually organi<text:span text:style-name="T8">ze</text:span> a national Bebras Challenge. Please mention any relevant experience of the organization. (S9.2)</text:p>
        </text:list-item>
      </text:list>
      <text:p text:style-name="Form_20_Content"/>
      <text:p text:style-name="Form_20_Content"/>
      <text:list xml:id="list111507010310613" text:continue-numbering="true" text:style-name="Numbering_20_1">
        <text:list-item>
          <text:p text:style-name="P8"><text:span text:style-name="T3">Please describe the organization's capability and plan to promote a </text:span><text:span text:style-name="T4">national Bebras Challenge and provide the resources necessary to make the challenge available to as many young people in the country as possible</text:span><text:span text:style-name="T5">. (S9.3)</text:span></text:p>
        </text:list-item>
      </text:list>
      <text:p text:style-name="Form_20_Content"/>
      <text:p text:style-name="Form_20_Content"/>
      <text:list xml:id="list111507999536596" text:continue-numbering="true" text:style-name="Numbering_20_1">
        <text:list-item>
          <text:p text:style-name="Form_20_Item">Please mention the International Bebras Workshop(s) <text:span text:style-name="T6">the</text:span> organization has sent a representative to, in its role as observer. Please also give the name of the representatives present at this workshop / each of these workshops. (S13)</text:p>
        </text:list-item>
      </text:list>
      <text:p text:style-name="Form_20_Content"/>
      <text:p text:style-name="Form_20_Content"/>
      <text:list xml:id="list111507223052945" text:continue-numbering="true" text:style-name="Numbering_20_1">
        <text:list-item>
          <text:p text:style-name="P8">Please describe the organization's capability to contribute tasks to the Bebras Challenge or make other contributions to the Bebras Community. (S8)</text:p>
        </text:list-item>
      </text:list>
      <text:p text:style-name="Form_20_Content"/>
      <text:p text:style-name="Form_20_Content"/>
      <text:list xml:id="list111506286881665" text:continue-numbering="true" text:style-name="Numbering_20_1">
        <text:list-item>
          <text:p text:style-name="Form_20_Item">Please describe how your organization is planning to be represented at the annual International Bebras Workshops. <text:span text:style-name="T6">(S17)</text:span></text:p>
        </text:list-item>
      </text:list>
      <text:p text:style-name="Form_20_Content"/>
      <text:p text:style-name="Form_20_Content"/>
      <text:h text:style-name="Heading_20_2" text:outline-level="2"><text:soft-page-break/>Note</text:h>
      <text:p text:style-name="P2">If <text:span text:style-name="T9">your organization's </text:span>application is accepted by the <text:span text:style-name="T10">Bebras Board</text:span>, the contact person will be asked to provide a <text:span text:style-name="T9">l</text:span>ogo for the national Bebras Challenge that the organization will be responsible f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eorgia1" svg:font-family="Georgia"/>
    <style:font-face style:name="ヒラギノ角ゴ Pro W3" svg:font-family="'ヒラギノ角ゴ Pro W3'" style:font-family-generic="roman"/>
    <style:font-face style:name="Helvetica1" svg:font-family="Helvetic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font-name="Helvetica" fo:font-family="Helvetica" style:font-style-name="Fett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Georgia" fo:font-family="Georgia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Kopf-_20_und_20_Fusszeilen" style:display-name="Kopf- und Fusszeilen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/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family="Helvetica" style:font-family-generic="swiss" fo:font-size="9pt" fo:letter-spacing="normal" fo:language="de" fo:country="D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font-style-asian="normal" style:font-weight-asian="normal" style:font-name-complex="Helvetica1" style:font-family-complex="Helvetica" style:font-family-generic-complex="swiss" style:font-size-complex="10pt" text:display="true" fo:hyphenate="true" fo:hyphenation-remain-char-count="2" fo:hyphenation-push-char-count="2" loext:hyphenation-no-caps="false"/>
    </style:style>
    <style:style style:name="Text" style:family="paragraph" style:class="extra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/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family="Helvetica" style:font-family-generic="swiss" fo:font-size="12pt" fo:letter-spacing="normal" fo:language="de" fo:country="D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font-style-asian="normal" style:font-weight-asian="normal" style:font-name-complex="Helvetica1" style:font-family-complex="Helvetica" style:font-family-generic-complex="swiss" style:font-size-complex="10pt" text:display="tru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75in" fo:margin-bottom="0.0827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3154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orm_20_Item" style:display-name="Form Item" style:family="paragraph" style:parent-style-name="Text_20_body" style:next-style-name="Text_20_body" style:list-style-name="Numbering_20_1">
      <style:text-properties fo:font-style="italic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style:contextual-spacing="false"/>
    </style:style>
    <style:style style:name="Form_20_Content" style:display-name="Form Content" style:family="paragraph" style:parent-style-name="Text_20_body" style:master-page-name="">
      <style:paragraph-properties fo:margin-left="0.3154in" fo:margin-right="0in" fo:text-indent="0in" style:auto-text-indent="false" style:page-number="auto"/>
      <style:text-properties style:font-name="Helvetica2" fo:font-family="Helvetica" style:font-style-name="Standard" style:font-family-generic="swiss" style:font-pitch="variable" fo:font-size="12pt" fo:background-color="#ffffc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Kopf-_20_und_20_Fusszeilen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M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landscape" fo:margin-top="0.4925in" fo:margin-bottom="0.5902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1972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Kopf-_20_und_20_Fusszeilen"><draw:frame text:anchor-type="paragraph" draw:z-index="2" draw:name="Form1" draw:style-name="Mgr1" draw:text-style-name="MP1" svg:width="1.3579in" svg:height="0.5567in" svg:x="5.2736in" svg:y="-0.2772in"><draw:image xlink:href="Pictures/100000000000010A0000006D56EAC1D4BE1400D5.png" xlink:type="simple" xlink:show="embed" xlink:actuate="onLoad" draw:mime-type="image/png"><text:p/></draw:image></draw:frame>Bebras Community – NBO Application Form</text:p>
      </style:header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NBO Data questionnaire</dc:title>
    <meta:keyword>Bebras</meta:keyword>
    <meta:initial-creator>hwh 2014-04-28</meta:initial-creator>
    <dc:date>2023-10-23T11:15:06.161663987</dc:date>
    <meta:generator>Collabora_Office/6.4.10.47$Linux_X86_64 LibreOffice_project/61e05e674b61f449df8e0dbc31a3aedf8a3a3cf8</meta:generator>
    <meta:editing-cycles>9</meta:editing-cycles>
    <meta:editing-duration>PT21M30S</meta:editing-duration>
    <dc:description>2014-04-28 hwh</dc:description>
    <meta:document-statistic meta:table-count="0" meta:image-count="0" meta:object-count="0" meta:page-count="3" meta:paragraph-count="28" meta:word-count="479" meta:character-count="3120" meta:non-whitespace-character-count="2681"/>
  </office:meta>
</office:document-meta>
</file>